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000000" draw:fill="none" draw:fill-color="#ffffff" fo:padding-top="-0.035cm" fo:padding-bottom="-0.035cm" fo:padding-left="-0.035cm" fo:padding-right="-0.035cm"/>
    </style:style>
  </office:automatic-styles>
  <office:body>
    <office:drawing>
      <draw:page draw:name="page1" draw:style-name="dp1" draw:master-page-name="Default">
        <draw:g>
          <draw:glue-point draw:id="4" svg:x="-5cm" svg:y="2cm"/>
          <draw:glue-point draw:id="5" svg:x="-5cm" svg:y="5cm"/>
          <draw:glue-point draw:id="6" svg:x="-5cm" svg:y="3.5cm"/>
          <draw:glue-point draw:id="7" svg:x="-1.6cm" svg:y="2cm"/>
          <draw:glue-point draw:id="8" svg:x="-1.6cm" svg:y="5cm"/>
          <draw:glue-point draw:id="9" svg:x="-1.6cm" svg:y="3.5cm"/>
          <draw:glue-point draw:id="10" svg:x="5cm" svg:y="-4cm"/>
          <draw:glue-point draw:id="11" svg:x="1cm" svg:y="-1.6cm"/>
          <draw:glue-point draw:id="12" svg:x="3cm" svg:y="-2.8cm"/>
          <draw:glue-point draw:id="13" svg:x="2cm" svg:y="-5cm"/>
          <draw:glue-point draw:id="14" svg:x="-1.2cm" svg:y="-3.1cm"/>
          <draw:glue-point draw:id="15" svg:x="0.4cm" svg:y="-4.05cm"/>
          <draw:line draw:style-name="gr1" draw:layer="layout" svg:x1="0cm" svg:y1="1.4cm" svg:x2="0cm" svg:y2="2cm">
            <text:p/>
          </draw:line>
          <draw:line draw:style-name="gr1" draw:layer="layout" svg:x1="0.34cm" svg:y1="1.4cm" svg:x2="0.34cm" svg:y2="2cm">
            <text:p/>
          </draw:line>
          <draw:path draw:style-name="gr1" draw:layer="layout" svg:width="0.26cm" svg:height="0.72cm" svg:x="0.34cm" svg:y="0.68cm" svg:viewBox="0 0 261 721" svg:d="m261 0v0c-31 40-51 80-81 120-110 190-170 380-180 601">
            <text:p/>
          </draw:path>
          <draw:path draw:style-name="gr1" draw:layer="layout" svg:width="0.38cm" svg:height="1.02cm" svg:x="0cm" svg:y="0.38cm" svg:viewBox="0 0 381 1021" svg:d="m381 0v0c-61 80-111 140-161 230-150 250-210 500-220 791">
            <text:p/>
          </draw:path>
          <draw:line draw:style-name="gr1" draw:layer="layout" svg:x1="1cm" svg:y1="0.2cm" svg:x2="0.6cm" svg:y2="0.68cm">
            <text:p/>
          </draw:line>
          <draw:line draw:style-name="gr1" draw:layer="layout" svg:x1="0.7cm" svg:y1="0cm" svg:x2="0.38cm" svg:y2="0.3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-Widgets - 30-degree-bend</dc:title>
    <meta:creation-date>2011-02-07T17:16:52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